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2" style:family="paragraph" style:parent-style-name="Standard">
      <style:text-properties fo:font-size="18pt" style:text-underline-style="none" fo:font-weight="bold" officeooo:rsid="000a0533" officeooo:paragraph-rsid="000a0533" style:font-weight-asian="bold" style:font-weight-complex="bold"/>
    </style:style>
    <style:style style:name="P3" style:family="paragraph" style:parent-style-name="Standard">
      <style:text-properties fo:font-size="32pt" style:text-underline-style="solid" style:text-underline-width="auto" style:text-underline-color="font-color" fo:font-weight="bold" officeooo:rsid="000a0533" officeooo:paragraph-rsid="000a0533" style:font-weight-asian="bold" style:font-weight-complex="bold"/>
    </style:style>
    <style:style style:name="P4" style:family="paragraph" style:parent-style-name="Standard">
      <style:text-properties officeooo:paragraph-rsid="000a0533"/>
    </style:style>
    <style:style style:name="P5" style:family="paragraph" style:parent-style-name="Standard" style:list-style-name="L1">
      <style:text-properties officeooo:paragraph-rsid="000a0533"/>
    </style:style>
    <style:style style:name="P6" style:family="paragraph" style:parent-style-name="Standard" style:list-style-name="L3">
      <style:text-properties officeooo:rsid="000a0533" officeooo:paragraph-rsid="000a0533"/>
    </style:style>
    <style:style style:name="P7" style:family="paragraph" style:parent-style-name="Standard">
      <style:text-properties officeooo:rsid="000c4721" officeooo:paragraph-rsid="000c4721"/>
    </style:style>
    <style:style style:name="T1" style:family="text">
      <style:text-properties fo:font-size="16pt" style:text-underline-style="none" fo:font-weight="normal" style:font-weight-asian="normal" style:font-weight-complex="normal"/>
    </style:style>
    <style:style style:name="T2" style:family="text">
      <style:text-properties fo:font-size="16pt" style:text-underline-style="none" fo:font-weight="normal" officeooo:rsid="000a0533" style:font-weight-asian="normal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035in" fo:text-indent="-0.25in" fo:margin-left="1.10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35in" fo:text-indent="-0.25in" fo:margin-left="1.35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035in" fo:text-indent="-0.25in" fo:margin-left="1.60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35in" fo:text-indent="-0.25in" fo:margin-left="1.85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035in" fo:text-indent="-0.25in" fo:margin-left="2.10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35in" fo:text-indent="-0.25in" fo:margin-left="2.35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035in" fo:text-indent="-0.25in" fo:margin-left="2.60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35in" fo:text-indent="-0.25in" fo:margin-left="2.85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035in" fo:text-indent="-0.25in" fo:margin-left="3.10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35in" fo:text-indent="-0.25in" fo:margin-left="3.35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Survey Of Compiler Optimization Techniques</text:p>
      <text:p text:style-name="P3"/>
      <text:p text:style-name="P2">Paul B Schneck</text:p>
      <text:p text:style-name="P2"/>
      <text:p text:style-name="P1"><text:a xlink:type="simple" xlink:href="https://ntrs.nasa.gov/api/citations/19730021416/downloads/19730021416.pdf" text:style-name="Internet_20_link" text:visited-style-name="Visited_20_Internet_20_Link">https://ntrs.nasa.gov/api/citations/19730021416/downloads/19730021416.pdf</text:a></text:p>
      <text:p text:style-name="P1"/>
      <text:p text:style-name="P1"/>
      <text:p text:style-name="P1">Points:</text:p>
      <text:p text:style-name="P1"/>
      <text:p text:style-name="P1">1. Compiler Optimization can be broadly classified as:</text:p>
      <text:p text:style-name="P1"><text:tab/></text:p>
      <text:list xml:id="list2307603560" text:style-name="L1">
        <text:list-item>
          <text:p text:style-name="P5"><text:span text:style-name="T2">Machine dependent</text:span></text:p>
        </text:list-item>
        <text:list-item>
          <text:p text:style-name="P5"><text:span text:style-name="T2">Architecture Dependent</text:span></text:p>
        </text:list-item>
        <text:list-item>
          <text:p text:style-name="P5"><text:span text:style-name="T2"><text:s/>Architecture Independant</text:span></text:p>
        </text:list-item>
      </text:list>
      <text:p text:style-name="P4"><text:span text:style-name="T2"/></text:p>
      <text:p text:style-name="P4"><text:span text:style-name="T2">2. Machine Dependent Optimization:</text:span></text:p>
      <text:p text:style-name="P4"><text:span text:style-name="T2"><text:tab/></text:span></text:p>
      <text:list xml:id="list2042276843" text:style-name="L3">
        <text:list-item>
          <text:p text:style-name="P6"><text:span text:style-name="T1">Tend to be local and are applied on short spans of generated code using particular properties of instruction sets.</text:span></text:p>
        </text:list-item>
        <text:list-item>
          <text:p text:style-name="P6"><text:span text:style-name="T1">Reduce time or space required by the program.</text:span></text:p>
        </text:list-item>
        <text:list-item>
          <text:p text:style-name="P6"><text:span text:style-name="T1">Mckeeman (4) proposes a post processing technique (window technique).</text:span></text:p>
        </text:list-item>
        <text:list-item>
          <text:p text:style-name="P6"><text:span text:style-name="T1">Bagwell (5) describes several coding tricks that can be implemented on almost any machine.</text:span></text:p>
        </text:list-item>
      </text:list>
      <text:p text:style-name="P7"><text:span text:style-name="T1"/></text:p>
      <text:p text:style-name="P7"><text:span text:style-name="T1"/></text:p>
      <text:p text:style-name="P7"><text:span text:style-name="T1">3. Architecture Dependent Optimization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6:39:46.118747147</meta:creation-date>
    <dc:date>2021-01-16T16:53:25.067665635</dc:date>
    <meta:editing-duration>PT2M58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16" meta:word-count="90" meta:character-count="662" meta:non-whitespace-character-count="590"/>
  </office:meta>
</office:document-meta>
</file>